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solid" style:text-underline-width="auto" style:text-underline-color="font-color" style:font-name-asian="Calibri" style:font-size-asian="11pt" style:font-size-complex="11pt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5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9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 第1册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18"/>
          <table:table-cell table:number-columns-repeated="16383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2:51:13.904411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3T13:06:11.894267017</dc:date>
    <meta:editing-cycles>853</meta:editing-cycles>
    <meta:editing-duration>P4DT19H9M21S</meta:editing-duration>
    <meta:generator>LibreOffice/24.8.1.2$Linux_X86_64 LibreOffice_project/480$Build-2</meta:generator>
    <meta:document-statistic meta:table-count="3" meta:cell-count="4922" meta:object-count="0"/>
    <meta:user-defined meta:name="AppVersion">15.0000</meta:user-defined>
  </office:meta>
</office:document-meta>
</file>